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Times New Roman" svg:font-family="'Times New Roman'"/>
    <style:font-face style:name="TimesNewRomanPSMT" svg:font-family="TimesNewRomanPSMT" style:font-family-generic="roman"/>
    <style:font-face style:name="Aharoni" svg:font-family="Aharo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50%" fo:text-align="justify" style:justify-single-word="false" fo:orphans="0" fo:widows="0" fo:text-indent="0in" style:auto-text-indent="false"/>
      <style:text-properties style:use-window-font-color="true" style:font-name="Times New Roman1" fo:font-size="14pt" fo:language="uk" fo:country="UA" fo:font-style="normal" fo:font-weight="normal" officeooo:paragraph-rsid="003e61a6" style:font-size-asian="14pt" style:font-style-asian="normal" style:font-weight-asian="normal" style:font-size-complex="14pt" style:font-style-complex="normal" style:font-weight-complex="normal"/>
    </style:style>
    <style:style style:name="P2" style:family="paragraph" style:parent-style-name="Standard" style:list-style-name="WW8Num5">
      <style:paragraph-properties fo:margin-left="0in" fo:margin-right="0in" fo:margin-top="0in" fo:margin-bottom="0in" style:contextual-spacing="false" fo:line-height="150%" fo:text-align="justify" style:justify-single-word="false" fo:text-indent="0in" style:auto-text-indent="false">
        <style:tab-stops>
          <style:tab-stop style:position="0.3937in"/>
        </style:tab-stops>
      </style:paragraph-properties>
      <style:text-properties fo:font-variant="normal" fo:text-transform="none" style:use-window-font-color="true" style:font-name="Times New Roman1" fo:font-size="14pt" fo:letter-spacing="normal" fo:font-style="normal" fo:font-weight="normal" officeooo:paragraph-rsid="003e223d" style:font-size-asian="14pt" style:font-style-asian="normal" style:font-weight-asian="normal" style:font-name-complex="Times New Roman1" style:font-size-complex="14pt" style:font-weight-complex="normal"/>
    </style:style>
    <style:style style:name="P3" style:family="paragraph" style:parent-style-name="Standard" style:list-style-name="WW8Num5">
      <style:paragraph-properties fo:margin-left="0in" fo:margin-right="0in" fo:margin-top="0in" fo:margin-bottom="0in" style:contextual-spacing="false" fo:line-height="150%" fo:text-align="justify" style:justify-single-word="false" fo:text-indent="0in" style:auto-text-indent="false">
        <style:tab-stops>
          <style:tab-stop style:position="0.3937in"/>
        </style:tab-stops>
      </style:paragraph-properties>
      <style:text-properties fo:font-variant="normal" fo:text-transform="none" style:use-window-font-color="true" style:font-name="Times New Roman1" fo:font-size="14pt" fo:letter-spacing="normal" fo:language="uk" fo:country="UA" fo:font-style="normal" fo:font-weight="normal" officeooo:paragraph-rsid="003e223d" style:font-size-asian="14pt" style:font-style-asian="normal" style:font-weight-asian="normal" style:font-name-complex="Times New Roman1" style:font-size-complex="14pt" style:font-weight-complex="normal"/>
    </style:style>
    <style:style style:name="P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nap-to-layout-grid="false"/>
      <style:text-properties style:font-name="Times New Roman1" fo:font-size="14pt" officeooo:rsid="0017399e" officeooo:paragraph-rsid="00224070" style:font-size-asian="14pt" style:font-size-complex="14pt"/>
    </style:style>
    <style:style style:name="P5" style:family="paragraph" style:parent-style-name="Standard" style:list-style-name="WW8Num7">
      <style:paragraph-properties fo:margin-left="0in" fo:margin-right="0in" fo:margin-top="0in" fo:margin-bottom="0in" style:contextual-spacing="false" fo:line-height="150%" fo:text-align="justify" style:justify-single-word="false" fo:text-indent="0in" style:auto-text-indent="false" text:number-lines="true" text:line-number="0">
        <style:tab-stops>
          <style:tab-stop style:position="0.3937in"/>
        </style:tab-stops>
      </style:paragraph-properties>
      <style:text-properties fo:font-variant="normal" fo:text-transform="none" style:use-window-font-color="true" style:font-name="Times New Roman1" fo:font-size="14pt" fo:letter-spacing="normal" fo:font-style="normal" fo:font-weight="normal" officeooo:paragraph-rsid="003e223d" style:font-size-asian="14pt" style:font-style-asian="normal" style:font-weight-asian="normal" style:font-name-complex="Times New Roman1" style:font-size-complex="14pt" style:font-weight-complex="normal"/>
    </style:style>
    <style:style style:name="P6" style:family="paragraph" style:parent-style-name="Standard" style:list-style-name="WW8Num7">
      <style:paragraph-properties fo:margin-left="0in" fo:margin-right="0in" fo:margin-top="0in" fo:margin-bottom="0in" style:contextual-spacing="false" fo:line-height="150%" fo:text-align="justify" style:justify-single-word="false" fo:text-indent="0in" style:auto-text-indent="false" text:number-lines="true" text:line-number="0">
        <style:tab-stops>
          <style:tab-stop style:position="0.3937in"/>
        </style:tab-stops>
      </style:paragraph-properties>
      <style:text-properties fo:font-variant="normal" fo:text-transform="none" style:use-window-font-color="true" style:font-name="Times New Roman1" fo:font-size="14pt" fo:letter-spacing="normal" fo:language="uk" fo:country="UA" fo:font-style="normal" fo:font-weight="normal" officeooo:paragraph-rsid="003e223d" style:font-size-asian="14pt" style:font-style-asian="normal" style:font-weight-asian="normal" style:font-name-complex="Times New Roman1" style:font-size-complex="14pt" style:font-style-complex="italic" style:font-weight-complex="normal"/>
    </style:style>
    <style:style style:name="P7" style:family="paragraph" style:parent-style-name="Text_20_body">
      <style:text-properties fo:font-variant="normal" fo:text-transform="none" fo:color="#000000" style:text-line-through-style="none" style:text-line-through-type="none" style:font-name="Times New Roman1" fo:font-size="14.25pt" fo:language="uk" fo:country="UA" fo:font-style="normal" style:text-underline-style="none" fo:font-weight="normal" officeooo:paragraph-rsid="00344cdf" style:text-blinking="false" fo:background-color="transparent"/>
    </style:style>
    <style:style style:name="P8" style:family="paragraph" style:parent-style-name="Text_20_body">
      <style:text-properties style:font-name="Times New Roman1" fo:language="uk" fo:country="UA"/>
    </style:style>
    <style:style style:name="P9" style:family="paragraph" style:parent-style-name="Text_20_body">
      <style:paragraph-properties fo:line-height="150%"/>
      <style:text-properties style:font-name="Times New Roman1" fo:language="uk" fo:country="UA" fo:font-weight="bold" officeooo:paragraph-rsid="00344cdf" style:font-weight-asian="bold" style:font-weight-complex="bold"/>
    </style:style>
    <style:style style:name="P10" style:family="paragraph" style:parent-style-name="Text_20_body">
      <style:paragraph-properties fo:line-height="100%"/>
      <style:text-properties style:font-name="Times New Roman1" fo:language="uk" fo:country="UA" fo:font-weight="normal" officeooo:paragraph-rsid="0010cd4f"/>
    </style:style>
    <style:style style:name="P11" style:family="paragraph" style:parent-style-name="Text_20_body">
      <style:text-properties style:font-name="Times New Roman1" fo:language="uk" fo:country="UA" officeooo:paragraph-rsid="00344cdf"/>
    </style:style>
    <style:style style:name="P12" style:family="paragraph" style:parent-style-name="Text_20_body">
      <style:paragraph-properties fo:text-align="justify" style:justify-single-word="false"/>
      <style:text-properties style:font-name="Times New Roman1" fo:font-size="11pt" fo:language="uk" fo:country="UA" fo:font-weight="bold" style:font-size-asian="11pt" style:font-weight-asian="bold" style:font-size-complex="11pt" style:font-weight-complex="bold"/>
    </style:style>
    <style:style style:name="P13"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officeooo:paragraph-rsid="0010cd4f" style:text-blinking="false" fo:background-color="transparent" style:font-weight-asian="bold" style:font-weight-complex="bold"/>
    </style:style>
    <style:style style:name="P15"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officeooo:paragraph-rsid="0008b59a" style:text-blinking="false" fo:background-color="transparent" style:font-weight-asian="bold" style:font-weight-complex="bold"/>
    </style:style>
    <style:style style:name="P16" style:family="paragraph" style:parent-style-name="Text_20_body">
      <style:paragraph-properties fo:margin-top="0in" fo:margin-bottom="0in" style:contextual-spacing="false" fo:line-height="100%" fo:text-align="end"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style:text-blinking="false" fo:background-color="transparent" style:font-weight-asian="bold" style:font-weight-complex="bold"/>
    </style:style>
    <style:style style:name="P17" style:family="paragraph" style:parent-style-name="Text_20_body">
      <style:paragraph-properties fo:margin-top="0in" fo:margin-bottom="0in" style:contextual-spacing="false" fo:line-height="100%" fo:text-align="end"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officeooo:paragraph-rsid="0008b59a" style:text-blinking="false" fo:background-color="transparent" style:font-weight-asian="bold" style:font-weight-complex="bold"/>
    </style:style>
    <style:style style:name="P18"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style:text-blinking="false" fo:background-color="transparent" style:font-weight-asian="bold" style:font-weight-complex="bold"/>
    </style:style>
    <style:style style:name="P19"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officeooo:paragraph-rsid="0008b59a" style:text-blinking="false" fo:background-color="transparent" style:font-weight-asian="bold" style:font-weight-complex="bold"/>
    </style:style>
    <style:style style:name="P20"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bold" style:text-blinking="false" fo:background-color="transparent"/>
    </style:style>
    <style:style style:name="P21"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4.25pt" fo:language="uk" fo:country="UA" fo:font-style="normal" style:text-underline-style="none" fo:font-weight="normal" style:text-blinking="false" fo:background-color="transparent"/>
    </style:style>
    <style:style style:name="P22"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1" fo:font-size="12pt" fo:language="uk" fo:country="UA" fo:font-style="normal" style:text-underline-style="none" fo:font-weight="bold" style:text-blinking="false" fo:background-color="transparent"/>
    </style:style>
    <style:style style:name="P23"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1pt" fo:language="uk" fo:country="UA" fo:font-style="normal" style:text-underline-style="none" fo:font-weight="bold" style:text-blinking="false" fo:background-color="transparent" style:font-size-asian="11pt" style:font-weight-asian="bold" style:font-size-complex="11pt" style:font-weight-complex="bold"/>
    </style:style>
    <style:style style:name="P24" style:family="paragraph" style:parent-style-name="Text_20_body">
      <style:paragraph-properties fo:margin-top="0in" fo:margin-bottom="0in" style:contextual-spacing="false" fo:line-height="100%" fo:text-align="center" style:justify-single-word="false" style:writing-mode="lr-tb"/>
      <style:text-properties style:font-name="Times New Roman1" fo:language="uk" fo:country="UA" officeooo:rsid="0019ad32" officeooo:paragraph-rsid="0019ad32"/>
    </style:style>
    <style:style style:name="P25" style:family="paragraph" style:parent-style-name="Text_20_body">
      <style:paragraph-properties fo:margin-top="0in" fo:margin-bottom="0in" style:contextual-spacing="false" fo:line-height="150%" fo:text-align="end" style:justify-single-word="false" style:writing-mode="lr-tb"/>
      <style:text-properties style:font-name="Times New Roman1" fo:language="uk" fo:country="UA"/>
    </style:style>
    <style:style style:name="P26" style:family="paragraph" style:parent-style-name="Text_20_body">
      <style:paragraph-properties fo:margin-top="0in" fo:margin-bottom="0in" style:contextual-spacing="false" fo:line-height="100%" fo:text-align="center" style:justify-single-word="false" style:writing-mode="lr-tb"/>
      <style:text-properties officeooo:paragraph-rsid="0037ca97"/>
    </style:style>
    <style:style style:name="P27"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transparent">
        <style:background-image/>
      </style:paragraph-properties>
      <style:text-properties style:font-name="Times New Roman1" fo:font-size="14pt" fo:language="uk" fo:country="UA" fo:font-style="italic" officeooo:paragraph-rsid="00269783" style:font-size-asian="14pt" style:font-style-asian="italic" style:font-size-complex="14pt" style:font-style-complex="italic"/>
    </style:style>
    <style:style style:name="P28"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transparent">
        <style:background-image/>
      </style:paragraph-properties>
      <style:text-properties style:font-name="Times New Roman1" fo:font-size="14pt" fo:language="uk" fo:country="UA" fo:font-style="italic" officeooo:paragraph-rsid="00432ca5" style:font-size-asian="14pt" style:font-style-asian="italic" style:font-size-complex="14pt" style:font-style-complex="italic"/>
    </style:style>
    <style:style style:name="P29"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transparent">
        <style:background-image/>
      </style:paragraph-properties>
      <style:text-properties style:font-name="Times New Roman1" fo:font-size="14pt" fo:language="uk" fo:country="UA" fo:font-style="normal" officeooo:paragraph-rsid="00432ca5" style:font-size-asian="14pt" style:font-style-asian="normal" style:font-size-complex="14pt" style:font-style-complex="normal"/>
    </style:style>
    <style:style style:name="P3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uk" fo:country="UA" officeooo:paragraph-rsid="0039048b" style:font-size-asian="14pt" style:font-size-complex="14pt"/>
    </style:style>
    <style:style style:name="P3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uk" fo:country="UA" officeooo:paragraph-rsid="00448ccd" style:font-size-asian="14pt" style:font-size-complex="14pt"/>
    </style:style>
    <style:style style:name="P3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uk" fo:country="UA" fo:font-weight="bold" style:font-size-asian="14pt" style:font-weight-asian="bold" style:font-size-complex="14pt" style:font-weight-complex="bold"/>
    </style:style>
    <style:style style:name="P3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uk" fo:country="UA" fo:font-weight="bold" officeooo:paragraph-rsid="0039b3c3" style:font-size-asian="14pt" style:font-weight-asian="bold" style:font-size-complex="14pt" style:font-weight-complex="bold"/>
    </style:style>
    <style:style style:name="P3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uk" fo:country="UA" fo:font-weight="bold" officeooo:paragraph-rsid="003e61a6" style:font-size-asian="14pt" style:font-weight-asian="bold" style:font-size-complex="14pt" style:font-weight-complex="bold"/>
    </style:style>
    <style:style style:name="P3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uk" fo:country="UA" fo:font-style="italic" fo:font-weight="bold" officeooo:paragraph-rsid="0039b3c3" style:font-size-asian="14pt" style:font-style-asian="italic" style:font-weight-asian="bold" style:font-size-complex="14pt" style:font-style-complex="italic" style:font-weight-complex="bold"/>
    </style:style>
    <style:style style:name="P3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uk" fo:country="UA" fo:font-style="italic" fo:font-weight="normal" officeooo:rsid="00447225" officeooo:paragraph-rsid="00447225" style:font-size-asian="14pt" style:font-style-asian="italic" style:font-weight-asian="normal" style:font-size-complex="14pt" style:font-style-complex="italic" style:font-weight-complex="normal"/>
    </style:style>
    <style:style style:name="P3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uk" fo:country="UA" fo:font-style="normal" fo:font-weight="normal" officeooo:rsid="00447225" officeooo:paragraph-rsid="00447225" style:font-size-asian="14pt" style:font-style-asian="normal" style:font-weight-asian="normal" style:font-size-complex="14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uk" fo:country="UA" fo:font-style="normal" fo:font-weight="bold" officeooo:rsid="00447225" officeooo:paragraph-rsid="00447225" style:font-size-asian="14pt" style:font-style-asian="normal" style:font-weight-asian="bold" style:font-size-complex="14pt" style:font-style-complex="normal" style:font-weight-complex="bold"/>
    </style:style>
    <style:style style:name="P3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officeooo:paragraph-rsid="0039b3c3" style:font-size-asian="14pt" style:font-size-complex="14pt"/>
    </style:style>
    <style:style style:name="P4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officeooo:paragraph-rsid="003aa65c" style:font-size-asian="14pt" style:font-size-complex="14pt"/>
    </style:style>
    <style:style style:name="P4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officeooo:paragraph-rsid="00448ccd" style:font-size-asian="14pt" style:font-size-complex="14pt"/>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officeooo:paragraph-rsid="00215ea5" style:font-size-asian="14pt" style:font-size-complex="14pt"/>
    </style:style>
    <style:style style:name="P4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font-style="italic" officeooo:paragraph-rsid="0024ee08" style:font-size-asian="14pt" style:font-style-asian="italic" style:font-size-complex="14pt" style:font-style-complex="italic"/>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font-style="italic" fo:font-weight="normal" officeooo:rsid="00447225" officeooo:paragraph-rsid="00447225" style:font-size-asian="14pt" style:font-style-asian="italic" style:font-weight-asian="normal" style:font-size-complex="14pt" style:font-style-complex="italic" style:font-weight-complex="normal"/>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font-weight="normal" officeooo:paragraph-rsid="00447225" style:font-size-asian="14pt" style:font-weight-asian="normal" style:font-size-complex="14pt" style:font-weight-complex="normal"/>
    </style:style>
    <style:style style:name="P4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font-weight="normal" officeooo:paragraph-rsid="00448ccd" style:font-size-asian="14pt" style:font-weight-asian="normal" style:font-size-complex="14pt" style:font-weight-complex="normal"/>
    </style:style>
    <style:style style:name="P4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font-style="normal" fo:font-weight="bold" officeooo:rsid="00447225" officeooo:paragraph-rsid="00447225" style:font-size-asian="14pt" style:font-style-asian="normal" style:font-weight-asian="bold" style:font-size-complex="14pt" style:font-style-complex="normal" style:font-weight-complex="bold"/>
    </style:style>
    <style:style style:name="P4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font-weight="bold" officeooo:paragraph-rsid="0040175e" style:font-size-asian="14pt" style:font-weight-asian="bold" style:font-size-complex="14pt" style:font-weight-complex="bold"/>
    </style:style>
    <style:style style:name="P4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font-weight="bold" officeooo:paragraph-rsid="00447225" style:font-size-asian="14pt" style:font-weight-asian="bold" style:font-size-complex="14pt" style:font-weight-complex="bold"/>
    </style:style>
    <style:style style:name="T1" style:family="text">
      <style:text-properties fo:font-style="normal" fo:font-weight="normal" officeooo:rsid="0040175e"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3e61a6" style:font-weight-asian="normal" style:font-weight-complex="normal"/>
    </style:style>
    <style:style style:name="T4" style:family="text">
      <style:text-properties fo:font-variant="normal" fo:text-transform="none" fo:color="#000000" style:text-line-through-style="none" style:text-line-through-type="none" fo:font-size="14.25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Times New Roman1" fo:font-size="14.25pt" fo:language="uk" fo:country="UA" fo:font-style="normal" style:text-underline-style="none" fo:font-weight="bold"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008b59a"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039048b"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40175e" style:text-blinking="false" fo:background-color="transparent" loext:char-shading-value="0"/>
    </style:style>
    <style:style style:name="T11" style:family="text">
      <style:text-properties fo:font-variant="normal" fo:text-transform="none" fo:color="#000000" style:text-line-through-style="none" style:text-line-through-type="none" fo:language="uk" fo:country="UA"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language="uk" fo:country="UA" fo:font-style="normal" style:text-underline-style="none" fo:font-weight="bold" officeooo:rsid="00238d72"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fo:language="uk" fo:country="UA" fo:font-style="normal" style:text-underline-style="none" fo:font-weight="bold" officeooo:rsid="00215ea5"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fo:language="uk" fo:country="UA" fo:font-style="normal" style:text-underline-style="none" officeooo:rsid="00215ea5" style:text-blinking="false" fo:background-color="transparent" loext:char-shading-value="0"/>
    </style:style>
    <style:style style:name="T16" style:family="text">
      <style:text-properties fo:font-variant="normal" fo:text-transform="none" fo:color="#000000" style:text-line-through-style="none" style:text-line-through-type="none" fo:language="uk" fo:country="UA" fo:font-style="normal" style:text-underline-style="none" officeooo:rsid="00447225" style:text-blinking="false" fo:background-color="transparent" loext:char-shading-value="0"/>
    </style:style>
    <style:style style:name="T17" style:family="text">
      <style:text-properties fo:font-variant="normal" fo:text-transform="none" fo:color="#000000" style:text-line-through-style="none" style:text-line-through-type="none" fo:language="uk" fo:country="UA" fo:font-style="normal" style:text-underline-style="none" officeooo:rsid="00238d72" style:text-blinking="false" fo:background-color="transparent" loext:char-shading-value="0"/>
    </style:style>
    <style:style style:name="T18"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tyle-asian="italic" style:font-weight-asian="bold" style:font-style-complex="italic" style:font-weight-complex="bold"/>
    </style:style>
    <style:style style:name="T19" style:family="text">
      <style:text-properties fo:font-variant="normal" fo:text-transform="none" fo:color="#000000" style:text-line-through-style="none" style:text-line-through-type="none" fo:language="uk" fo:country="UA" fo:font-style="normal" style:text-underline-style="none" fo:font-weight="normal" officeooo:rsid="00448ccd" style:text-blinking="false" fo:background-color="transparent" loext:char-shading-value="0" style:font-style-asian="italic" style:font-weight-asian="bold" style:font-style-complex="italic" style:font-weight-complex="bold"/>
    </style:style>
    <style:style style:name="T2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fo:language="uk" fo:country="UA" fo:font-style="normal" style:text-underline-style="none" fo:font-weight="normal" officeooo:rsid="001e8692"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fo:language="uk" fo:country="UA" fo:font-style="normal" style:text-underline-style="none" fo:font-weight="normal" officeooo:rsid="003e223d"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fo:language="uk" fo:country="UA" fo:font-style="normal" style:text-underline-style="none" fo:font-weight="normal" officeooo:rsid="00448ccd"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fo:language="uk" fo:country="UA" fo:font-style="italic" style:text-underline-style="none" fo:font-weight="bold" style:text-blinking="false" fo:background-color="transparent" loext:char-shading-value="0" style:font-style-asian="italic" style:font-weight-asian="bold" style:font-style-complex="italic" style:font-weight-complex="bold"/>
    </style:style>
    <style:style style:name="T25" style:family="text">
      <style:text-properties fo:font-variant="normal" fo:text-transform="none" fo:color="#000000" style:text-line-through-style="none" style:text-line-through-type="none" fo:language="uk" fo:country="UA" style:text-underline-style="none" style:text-blinking="false" fo:background-color="transparent" loext:char-shading-value="0"/>
    </style:style>
    <style:style style:name="T26" style:family="text">
      <style:text-properties fo:font-variant="normal" fo:text-transform="none" style:use-window-font-color="true" style:text-line-through-style="none" style:text-line-through-type="none" fo:font-style="normal" style:text-underline-style="none" fo:font-weight="normal" officeooo:rsid="002b7982" style:text-blinking="false" fo:background-color="transparent" loext:char-shading-value="0" style:font-weight-asian="bold" style:font-weight-complex="bold"/>
    </style:style>
    <style:style style:name="T27" style:family="text">
      <style:text-properties fo:font-variant="normal" fo:text-transform="none" style:use-window-font-color="true" style:text-line-through-style="none" style:text-line-through-type="none" fo:font-style="normal" style:text-underline-style="none" fo:font-weight="normal" officeooo:rsid="003e223d" style:text-blinking="false" fo:background-color="transparent" loext:char-shading-value="0" style:font-weight-asian="bold" style:font-weight-complex="bold"/>
    </style:style>
    <style:style style:name="T28" style:family="text">
      <style:text-properties fo:font-variant="normal" fo:text-transform="none" style:use-window-font-color="true" style:text-line-through-style="none" style:text-line-through-type="none" fo:font-style="normal" style:text-underline-style="none" fo:font-weight="normal" officeooo:rsid="0017399e" style:text-blinking="false" fo:background-color="transparent" loext:char-shading-value="0" style:font-weight-asian="bold" style:font-weight-complex="bold"/>
    </style:style>
    <style:style style:name="T29" style:family="text">
      <style:text-properties fo:font-variant="normal" fo:text-transform="none" style:use-window-font-color="true" style:text-line-through-style="none" style:text-line-through-type="none" fo:font-style="normal" style:text-underline-style="none" fo:font-weight="normal" officeooo:rsid="00448ccd" style:text-blinking="false" fo:background-color="transparent" loext:char-shading-value="0" style:font-weight-asian="bold" style:font-weight-complex="bold"/>
    </style:style>
    <style:style style:name="T30" style:family="text">
      <style:text-properties fo:font-variant="normal" fo:text-transform="none" style:use-window-font-color="true" style:text-line-through-style="none" style:text-line-through-type="none" fo:font-style="normal" style:text-underline-style="none" fo:font-weight="normal" officeooo:rsid="00432ca5" style:text-blinking="false" fo:background-color="transparent" loext:char-shading-value="0" style:font-style-asian="normal" style:font-style-complex="normal"/>
    </style:style>
    <style:style style:name="T31" style:family="text">
      <style:text-properties fo:font-variant="normal" fo:text-transform="none" style:use-window-font-color="true" style:text-line-through-style="none" style:text-line-through-type="none" fo:language="uk" fo:country="UA" style:text-underline-style="none" fo:font-weight="normal" officeooo:rsid="0024ee08" style:text-blinking="false" fo:background-color="transparent" loext:char-shading-value="0"/>
    </style:style>
    <style:style style:name="T32" style:family="text">
      <style:text-properties fo:font-variant="normal" fo:text-transform="none" style:use-window-font-color="true" style:text-line-through-style="none" style:text-line-through-type="none" fo:language="uk" fo:country="UA" style:text-underline-style="none" fo:font-weight="normal" officeooo:rsid="00329d6a" style:text-blinking="false" fo:background-color="transparent" loext:char-shading-value="0"/>
    </style:style>
    <style:style style:name="T33" style:family="text">
      <style:text-properties fo:font-variant="normal" fo:text-transform="none" style:use-window-font-color="true" style:text-line-through-style="none" style:text-line-through-type="none" fo:language="uk" fo:country="UA" style:text-underline-style="none" fo:font-weight="normal" officeooo:rsid="0040175e" style:text-blinking="false" fo:background-color="transparent" loext:char-shading-value="0"/>
    </style:style>
    <style:style style:name="T34" style:family="text">
      <style:text-properties fo:font-variant="normal" fo:text-transform="none" style:use-window-font-color="true" style:text-line-through-style="none" style:text-line-through-type="none" style:text-underline-style="none" fo:font-weight="normal" officeooo:rsid="002b7982" style:text-blinking="false" fo:background-color="transparent" loext:char-shading-value="0"/>
    </style:style>
    <style:style style:name="T35" style:family="text">
      <style:text-properties fo:font-variant="normal" fo:text-transform="none" style:use-window-font-color="true" style:text-line-through-style="none" style:text-line-through-type="none" style:text-underline-style="none" fo:font-weight="normal" officeooo:rsid="0040ecc5" style:text-blinking="false" fo:background-color="transparent" loext:char-shading-value="0"/>
    </style:style>
    <style:style style:name="T36" style:family="text">
      <style:text-properties fo:font-variant="normal" fo:text-transform="none" style:use-window-font-color="true" style:text-line-through-style="none" style:text-line-through-type="none" style:text-underline-style="none" fo:font-weight="normal" officeooo:rsid="00432ca5" style:text-blinking="false" fo:background-color="transparent" loext:char-shading-value="0"/>
    </style:style>
    <style:style style:name="T37" style:family="text">
      <style:text-properties fo:language="uk" fo:country="UA"/>
    </style:style>
    <style:style style:name="T38" style:family="text">
      <style:text-properties fo:language="uk" fo:country="UA" officeooo:rsid="00215ea5"/>
    </style:style>
    <style:style style:name="T39" style:family="text">
      <style:text-properties fo:language="uk" fo:country="UA" fo:font-weight="bold" style:font-weight-asian="bold" style:font-weight-complex="bold"/>
    </style:style>
    <style:style style:name="T40" style:family="text">
      <style:text-properties fo:language="uk" fo:country="UA" fo:font-weight="bold" officeooo:rsid="00215ea5" style:font-weight-asian="bold" style:font-weight-complex="bold"/>
    </style:style>
    <style:style style:name="T41" style:family="text">
      <style:text-properties fo:language="uk" fo:country="UA" officeooo:rsid="003e223d"/>
    </style:style>
    <style:style style:name="T42" style:family="text">
      <style:text-properties fo:language="uk" fo:country="UA" fo:font-style="italic" style:font-style-asian="italic" style:font-style-complex="italic"/>
    </style:style>
    <style:style style:name="T43" style:family="text">
      <style:text-properties fo:language="uk" fo:country="UA" fo:font-style="italic" officeooo:rsid="00215ea5" style:font-style-asian="italic" style:font-style-complex="italic"/>
    </style:style>
    <style:style style:name="T44" style:family="text">
      <style:text-properties fo:language="uk" fo:country="UA" fo:font-style="italic" officeooo:rsid="00329d6a" style:font-style-asian="italic" style:font-style-complex="italic"/>
    </style:style>
    <style:style style:name="T45" style:family="text">
      <style:text-properties fo:language="uk" fo:country="UA" fo:font-style="italic" officeooo:rsid="0040175e" style:font-style-asian="italic" style:font-style-complex="italic"/>
    </style:style>
    <style:style style:name="T46" style:family="text">
      <style:text-properties fo:language="uk" fo:country="UA" fo:font-style="italic" fo:font-weight="bold" style:font-style-asian="italic" style:font-weight-asian="bold" style:font-style-complex="italic" style:font-weight-complex="bold"/>
    </style:style>
    <style:style style:name="T47" style:family="text">
      <style:text-properties fo:language="uk" fo:country="UA" officeooo:rsid="0040175e"/>
    </style:style>
    <style:style style:name="T48" style:family="text">
      <style:text-properties fo:language="uk" fo:country="UA" officeooo:rsid="00447225"/>
    </style:style>
    <style:style style:name="T49" style:family="text">
      <style:text-properties fo:language="uk" fo:country="UA" officeooo:rsid="0039b3c3"/>
    </style:style>
    <style:style style:name="T50" style:family="text">
      <style:text-properties fo:language="uk" fo:country="UA" officeooo:rsid="003aa65c"/>
    </style:style>
    <style:style style:name="T51" style:family="text">
      <style:text-properties fo:language="uk" fo:country="UA" officeooo:rsid="00448ccd"/>
    </style:style>
    <style:style style:name="T52" style:family="text">
      <style:text-properties fo:font-weight="bold" style:font-weight-asian="bold" style:font-weight-complex="bold"/>
    </style:style>
    <style:style style:name="T53" style:family="text">
      <style:text-properties fo:font-size="11pt" fo:font-weight="bold" style:font-size-asian="11pt" style:font-weight-asian="bold" style:font-size-complex="11pt" style:font-weight-complex="bold"/>
    </style:style>
    <style:style style:name="T54" style:family="text">
      <style:text-properties officeooo:rsid="0008b59a"/>
    </style:style>
    <style:style style:name="T55" style:family="text">
      <style:text-properties style:font-name="Times New Roman1" fo:font-size="14pt" style:font-size-asian="12.25pt" style:font-size-complex="14pt"/>
    </style:style>
    <style:style style:name="T56" style:family="text">
      <style:text-properties style:font-name="Times New Roman1" fo:font-size="14pt" fo:font-weight="bold" style:font-size-asian="14pt" style:font-weight-asian="bold" style:font-size-complex="14pt" style:font-weight-complex="bold"/>
    </style:style>
    <style:style style:name="T57" style:family="text">
      <style:text-properties fo:font-style="italic" style:font-style-asian="italic" style:font-style-complex="italic"/>
    </style:style>
    <style:style style:name="T58" style:family="text">
      <style:text-properties fo:font-style="italic" officeooo:rsid="003b6031" style:font-style-asian="italic" style:font-style-complex="italic"/>
    </style:style>
    <style:style style:name="T59" style:family="text">
      <style:text-properties fo:font-style="italic" officeooo:rsid="003b6031" style:font-style-asian="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style:use-window-font-color="true" fo:font-style="normal" fo:font-weight="normal" officeooo:rsid="0022bcea" style:font-name-asian="Symbol" style:font-style-asian="normal" style:font-weight-asian="normal" style:font-name-complex="Symbol" style:font-style-complex="normal" style:font-weight-complex="normal"/>
    </style:style>
    <style:style style:name="T62" style:family="text">
      <style:text-properties style:use-window-font-color="true" fo:font-style="normal" fo:font-weight="normal" style:font-style-asian="normal" style:font-weight-asian="normal" style:font-style-complex="normal" style:font-weight-complex="normal"/>
    </style:style>
    <style:style style:name="T63" style:family="text">
      <style:text-properties officeooo:rsid="0038e373"/>
    </style:style>
    <style:style style:name="T64" style:family="text">
      <style:text-properties officeooo:rsid="003b6031"/>
    </style:style>
    <style:style style:name="T65" style:family="text">
      <style:text-properties officeooo:rsid="003b6031" style:font-style-complex="normal"/>
    </style:style>
    <style:style style:name="T66" style:family="text">
      <style:text-properties officeooo:rsid="001de6a7"/>
    </style:style>
    <style:style style:name="T67" style:family="text">
      <style:text-properties officeooo:rsid="00448cc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docs-internal-guid-cf600f5b-b8a8-b556-5430-164b792d637a"/>МІНІСТЕРСТВО ОСВІТИ І НАУКИ УКРАЇНИ</text:p>
      <text:p text:style-name="P22">ЛЬВІВСЬКИЙ НАЦІОНАЛЬНИЙ УНІВЕРСИТЕТ ІМЕНІ ІВАНА ФРАНКА</text:p>
      <text:p text:style-name="P20">ФАКУЛЬТЕТ ЕЛЕКТРОНІКИ</text:p>
      <text:p text:style-name="P8"/>
      <text:p text:style-name="P21"><text:tab/><text:tab/><text:tab/><text:tab/><text:tab/><text:tab/><text:tab/><text:tab/><text:span text:style-name="T53">КАФЕДРА РАДІОФІЗИКИ <text:s/>ТА <text:tab/><text:tab/><text:tab/><text:tab/><text:tab/><text:tab/><text:tab/><text:tab/><text:tab/>КОМП’ЮТЕРНИХ ТЕХНОЛОГІЙ</text:span></text:p>
      <text:p text:style-name="P12"/>
      <text:p text:style-name="P23"><text:tab/><text:tab/><text:tab/><text:tab/><text:tab/><text:tab/><text:tab/><text:tab/>КАФЕДРА ПЕДАГОГІКИ</text:p>
      <text:p text:style-name="P11"/>
      <text:p text:style-name="P11"/>
      <text:p text:style-name="P11"/>
      <text:p text:style-name="P20">ПЛАН – КОНСПЕКТ</text:p>
      <text:p text:style-name="P15"><text:span text:style-name="T63">лабораторного заняття</text:span> </text:p>
      <text:p text:style-name="P15"><text:span text:style-name="T54">н</text:span>а тему </text:p>
      <text:p text:style-name="P26"><text:span text:style-name="T5">“</text:span><text:span text:style-name="T56">Розробка програмного продукту згідно з технічним завданням.</text:span><text:span text:style-name="T5">”</text:span></text:p>
      <text:p text:style-name="P24"><text:span text:style-name="T4"/></text:p>
      <text:p text:style-name="P7"/>
      <text:p text:style-name="P7"/>
      <text:p text:style-name="P7"/>
      <text:p text:style-name="P25"><text:span text:style-name="T4">Склала</text:span></text:p>
      <text:p text:style-name="P18">студентка групи ФЕІ-51м</text:p>
      <text:p text:style-name="P16">Литвин В. В.</text:p>
      <text:p text:style-name="P9"/>
      <text:p text:style-name="P9"/>
      <text:p text:style-name="P19">Перевіри<text:span text:style-name="T54">ли</text:span>:</text:p>
      <text:p text:style-name="P17"><text:span text:style-name="T54">доц. Злобін Г. Г. <text:s text:c="5"/></text:span></text:p>
      <text:p text:style-name="P16">доц. <text:span text:style-name="T54">Заячук</text:span> <text:span text:style-name="T54">Ю</text:span>. <text:span text:style-name="T54">Д</text:span>. <text:s/></text:p>
      <text:p text:style-name="P10"/>
      <text:p text:style-name="P10"><text:line-break/></text:p>
      <text:p text:style-name="P10"/>
      <text:p text:style-name="P10"/>
      <text:p text:style-name="P10"/>
      <text:p text:style-name="P14">Львів 201<text:span text:style-name="T54">5</text:span> </text:p>
      <text:p text:style-name="P30"><text:soft-page-break/><text:tab/><text:span text:style-name="T60">Дисципліна:</text:span><text:span text:style-name="T52"> </text:span><text:span text:style-name="T6">“</text:span><text:span text:style-name="T7">Технології створення програмних продуктів</text:span><text:span text:style-name="T6">”</text:span><text:span text:style-name="T8">.</text:span></text:p>
      <text:p text:style-name="P30"><text:span text:style-name="T52"><text:tab/></text:span><text:span text:style-name="T60">Вид заняття:</text:span> <text:s/><text:span text:style-name="T67">лабораторна робота</text:span>.</text:p>
      <text:p text:style-name="P39"><text:span text:style-name="T37"><text:tab/></text:span><text:span text:style-name="T46">Група:</text:span><text:span text:style-name="T37"> </text:span>ФеІ–31 <text:span text:style-name="T49">(2-га підгрупа) <text:tab/></text:span><text:span text:style-name="T46">Дата:</text:span><text:span text:style-name="T37"> </text:span>20.02.15 <text:span text:style-name="T50">року</text:span></text:p>
      <text:p text:style-name="P39"><text:span text:style-name="T37"><text:tab/></text:span><text:span text:style-name="T46">Тривалість заняття:</text:span><text:span text:style-name="T37"> </text:span><text:span text:style-name="T50">8</text:span><text:span text:style-name="T37">0 хв. <text:s text:c="3"/><text:tab/></text:span><text:span text:style-name="T46">Час проведення:</text:span><text:span text:style-name="T42"> </text:span><text:span text:style-name="T50">2-га </text:span><text:span text:style-name="T37">пара, </text:span>10:10-11:30<text:span text:style-name="T37"> </text:span></text:p>
      <text:p text:style-name="P40"><text:span text:style-name="T37"><text:tab/></text:span><text:span text:style-name="T46">Місце проведення:</text:span><text:span text:style-name="T37"> </text:span>Лаб. №1, вул.Тарнавського,107<text:span text:style-name="T37"> </text:span></text:p>
      <text:p text:style-name="P40"><text:span text:style-name="T37"/></text:p>
      <text:p text:style-name="P31"><text:tab/><text:span text:style-name="T60">Навчальна мета:</text:span><text:span text:style-name="T52"> <text:s/></text:span><text:span text:style-name="T26"><text:s text:c="2"/></text:span></text:p>
      <text:p text:style-name="P31"><text:span text:style-name="T26"><text:tab/></text:span><text:span text:style-name="T29">с</text:span><text:span text:style-name="T26">формува</text:span><text:span text:style-name="T29">ти</text:span><text:span text:style-name="T26"> у студентів </text:span><text:span text:style-name="T27">з</text:span><text:span text:style-name="T28">нання міжнародних та українських стандартів з створення програмних продуктів;</text:span></text:p>
      <text:p text:style-name="P31"><text:span text:style-name="T28"><text:tab/></text:span><text:span text:style-name="T29">с</text:span><text:span text:style-name="T26">формува</text:span><text:span text:style-name="T29">ти </text:span><text:span text:style-name="T27">в</text:span><text:span text:style-name="T28">мін</text:span><text:span text:style-name="T29">ня</text:span><text:span text:style-name="T28"> правильно вибрати модель життєвого циклу власної системи, </text:span><text:span text:style-name="T27">з</text:span><text:span text:style-name="T28">б</text:span><text:span text:style-name="T27">и</text:span><text:span text:style-name="T28">р</text:span><text:span text:style-name="T27">ати</text:span><text:span text:style-name="T28"> та оформля</text:span><text:span text:style-name="T27">ти</text:span><text:span text:style-name="T28"> вимог</text:span><text:span text:style-name="T27">и</text:span><text:span text:style-name="T28"> замовника, </text:span><text:span text:style-name="T27">п</text:span><text:span text:style-name="T28">роектува</text:span><text:span text:style-name="T27">ти</text:span><text:span text:style-name="T28"> <text:s/>систем</text:span><text:span text:style-name="T27">у відповідно до вимог</text:span><text:span text:style-name="T28">.</text:span></text:p>
      <text:p text:style-name="P41"><text:span text:style-name="T39"><text:tab/></text:span><text:span text:style-name="T46">Виховна мета: <text:s/></text:span></text:p>
      <text:p text:style-name="P41"><text:span text:style-name="T18"><text:tab/>сприяти взаємодії між студентами; </text:span></text:p>
      <text:p text:style-name="P41"><text:span text:style-name="T18"><text:tab/></text:span><text:span text:style-name="T19">виховувати</text:span> економічн<text:span text:style-name="T51">у</text:span> культур<text:span text:style-name="T51">у</text:span> мислення <text:span text:style-name="T41">у звязку з професійники потребами;</text:span> </text:p>
      <text:p text:style-name="P41"><text:tab/>прищеп<text:span text:style-name="T51">ити</text:span> інтерес до вивчення дисципліни та до фаху<text:span text:style-name="T41">.</text:span></text:p>
      <text:p text:style-name="P41"><text:span text:style-name="T39"><text:tab/></text:span><text:span text:style-name="T46">Розвивальна мета:</text:span><text:span text:style-name="T39"> <text:s/></text:span></text:p>
      <text:p text:style-name="P41"><text:span text:style-name="T11"><text:tab/></text:span><text:span text:style-name="T20">розвивати логічне мислення та вміння вирішувати системні завдання на абстрактних моделях з подальшою реалізацією цих моделей на практиці;</text:span></text:p>
      <text:p text:style-name="P41"><text:span text:style-name="T20"><text:tab/>удосконалювати вміння аналізувати проблему на рівні архітектури і покращувати спроектовану модель, використовуючи найефективнішу </text:span><text:span text:style-name="T21">модель життєвого циклу у відповідності до особливостей системи, що проектується</text:span><text:span text:style-name="T22">;</text:span></text:p>
      <text:p text:style-name="P41"><text:span text:style-name="T22"><text:tab/></text:span><text:span text:style-name="T23">с</text:span>формува<text:span text:style-name="T51">ти</text:span> умін<text:span text:style-name="T51">ня</text:span> і навичк<text:span text:style-name="T51">и</text:span> аналізу <text:span text:style-name="T41">потреб споживачів та замовників, узгодження вимог та коректування їх в процесі розробки системи та на всіх етапах ЖЦ ПЗ.</text:span> </text:p>
      <text:p text:style-name="P41"/>
      <text:p text:style-name="P33"><text:tab/>Міжпредметні зв’язки: </text:p>
      <text:p text:style-name="P1"><text:soft-page-break/>Навчальна дисципліна "<text:span text:style-name="T66">Технологія створення програмних продуктів</text:span>" є складовою циклу професійно – орієнтованих дисциплін підготовки фахівців освітньо - кваліфікаційного рівня "<text:span text:style-name="T66">бакалавр</text:span>".</text:p>
      <text:p text:style-name="P34"><text:tab/><text:span text:style-name="T57">Забезпечуючі дисципліни: </text:span><text:span text:style-name="T61">“Основи програмування та алгоритмічні мови”, “Об’єктно-орієнтоване програмування”, “Організація баз даних і знань”</text:span><text:span text:style-name="T62">.</text:span></text:p>
      <text:p text:style-name="P33"><text:tab/><text:span text:style-name="T57">Забезпечувані дисципліни:</text:span> <text:span text:style-name="T2">“</text:span><text:span text:style-name="T3">Управління проектами</text:span><text:span text:style-name="T2">”, “</text:span><text:span text:style-name="T3">Проектування інформаційних систем</text:span><text:span text:style-name="T2">”, “</text:span><text:span text:style-name="T3">Сучасна теорія управління</text:span><text:span text:style-name="T2">”, “</text:span><text:span text:style-name="T3">Технологія копмютерного проектування</text:span><text:span text:style-name="T2">”</text:span><text:span text:style-name="T3">.</text:span></text:p>
      <text:p text:style-name="P33"><text:span text:style-name="T3"/></text:p>
      <text:p text:style-name="P33"><text:tab/>Навчально-методичне забезпечення заняття </text:p>
      <text:p text:style-name="P33"><text:tab/><text:span text:style-name="T57">Технічні засоби навчання: </text:span><text:span text:style-name="T1">персональні електронно-обчислювальні машини.</text:span></text:p>
      <text:p text:style-name="P33"><text:span text:style-name="T1"/></text:p>
      <text:p text:style-name="P33"><text:tab/>Рекомендована література </text:p>
      <text:p text:style-name="P33"><text:tab/><text:span text:style-name="T57">Основна: </text:span></text:p>
      <text:list xml:id="list4659547440628388830" text:style-name="WW8Num5">
        <text:list-item>
          <text:p text:style-name="P2"><text:span text:style-name="T58">Бабенко Л.П., Лавріщева К.М. </text:span><text:span text:style-name="T65">Основи програмної інженерії. — К.:Знання, 2001. — 269 с.</text:span></text:p>
        </text:list-item>
        <text:list-item>
          <text:p text:style-name="P2"><text:span text:style-name="T58">S.Guckenheimer, <text:s/>J.Perez</text:span><text:span text:style-name="T64">, Software Engineering with Microsoft Visual Studio Team System, Addison-Wesley Professional, 2006. </text:span></text:p>
        </text:list-item>
        <text:list-item>
          <text:p text:style-name="P2"><text:span text:style-name="T58">Е.М.Лаврищева, В.А.Петрухин</text:span><text:span text:style-name="T64">, Методы и средства инженерии программного обеспечения, Библиотека учебных курсов MSDN AA, 2007.</text:span></text:p>
        </text:list-item>
        <text:list-item>
          <text:p text:style-name="P2"><text:span text:style-name="T58">А.Н. Терехов</text:span><text:span text:style-name="T64">, Технология программирования, Интуит Бином, 2007.</text:span></text:p>
        </text:list-item>
        <text:list-item>
          <text:p text:style-name="P2"><text:span text:style-name="T58">В.В. Липаев</text:span><text:span text:style-name="T64">, Программная инженерия.Методологические основы, ТЕИС, 2006.</text:span></text:p>
        </text:list-item>
        <text:list-item>
          <text:p text:style-name="P2"><text:span text:style-name="T58">SWEBOK 2004</text:span><text:span text:style-name="T64"> /http://www.computer.org/portal/web/swebok/htmlformat</text:span></text:p>
        </text:list-item>
        <text:list-item>
          <text:p text:style-name="P2"><text:span text:style-name="T58">ISO/IEC 12207:2008</text:span><text:span text:style-name="T64"> /http://www.iso.org/iso/iso_catalogue/catalogue_tc/catalogue_detail.htm?csnumber=43447</text:span></text:p>
        </text:list-item>
        <text:list-item>
          <text:p text:style-name="P3"><text:span text:style-name="T58">Державний стандарт України. Основні напрямки оцінювання та відбору CASE-iнструментiв. ДСТУ 3919–1999. 2000 р.</text:span></text:p>
        </text:list-item>
      </text:list>
      <text:p text:style-name="P35"><text:soft-page-break/><text:tab/>Додаткова: </text:p>
      <text:list xml:id="list7338276807838672550" text:style-name="WW8Num7">
        <text:list-item>
          <text:p text:style-name="P5"><text:span text:style-name="T58">Трофимов С.А.</text:span><text:span text:style-name="T64"> CASE-технологии. Практическая работа в Rational Rose. — М.:Бином, 2002. — 284 с.</text:span></text:p>
        </text:list-item>
        <text:list-item>
          <text:p text:style-name="P5"><text:span text:style-name="T58">Ф. Брукс</text:span><text:span text:style-name="T64"> Мифический человеко-месяц или как создаются программные системы,‭ ‬Символ-Плюс,‭ ‬2006.</text:span></text:p>
        </text:list-item>
        <text:list-item>
          <text:p text:style-name="P5"><text:span text:style-name="T58">Троелсен Э.</text:span><text:span text:style-name="T64"> C# и платформа .Net. Библиотека программиста. - СПб.: Питер, 2004. - 796 с.</text:span></text:p>
        </text:list-item>
        <text:list-item>
          <text:p text:style-name="P5"><text:span text:style-name="T58">Мамаев Е.В.</text:span><text:span text:style-name="T64"> MS SQL Server 7.0: Проектирование и реализация баз данных. - СПб.: БХВ-Санкт-Петербург, 2000. - 416 с.</text:span></text:p>
        </text:list-item>
        <text:list-item>
          <text:p text:style-name="P5"><text:span text:style-name="T58">Крачтен Ф</text:span><text:span text:style-name="T64">. Введение в Rational Unified Process. - М.: Издат. Дом “Вильямс”, 2002. - 240 с.</text:span></text:p>
        </text:list-item>
        <text:list-item>
          <text:p text:style-name="P6"><text:span text:style-name="T59">Буч Г., Рамбо Д., Джекобсон А.</text:span><text:span text:style-name="T64"> Язык UML. Руководство пользователя. - М.: ДМК Пресс, 2001. - 432 с.</text:span></text:p>
          <text:p text:style-name="P6"/>
        </text:list-item>
      </text:list>
      <text:p text:style-name="P32"><text:span text:style-name="T9">ХІД </text:span><text:span text:style-name="T10">ЗАНЯТТЯ</text:span><text:span text:style-name="T9">:</text:span></text:p>
      <text:p text:style-name="P32"><text:span text:style-name="T9"/></text:p>
      <text:p text:style-name="P48"><text:span text:style-name="T15">1. </text:span>ОРГАНІЗАЦІЙНА ЧАСТИНА<text:span text:style-name="T38">.</text:span></text:p>
      <text:p text:style-name="P42"><text:span text:style-name="T43"><text:tab/></text:span><text:span text:style-name="T44">(Привітання).</text:span></text:p>
      <text:p text:style-name="P43"><text:span text:style-name="T31"><text:tab/></text:span><text:span text:style-name="T32">(</text:span><text:span text:style-name="T33">Перевірка присутності і розставлення відповідних відміток відсутніх у журналі групи</text:span><text:span text:style-name="T32">).</text:span></text:p>
      <text:p text:style-name="P4"><text:tab/><text:span text:style-name="T47">На попередньому занятті студенти були розділені на групи по двоє, в кожній групі студенти складали технічне завдання на розробку довільної програмної системи своєму колезі, зазначали вимоги до користувацького інтерфейсу та функціональних можливостей а також, за бажанням, до технологій та мов програмування, які використовувати при розробці системи.</text:span></text:p>
      <text:p text:style-name="P4"><text:span text:style-name="T47"><text:tab/></text:span><text:span text:style-name="T45">(Проводиться перевірка наявності у студентів оформленого належним чином технічного завдання).</text:span></text:p>
      <text:p text:style-name="P4"><text:span text:style-name="T45"/></text:p>
      <text:p text:style-name="P48"><text:soft-page-break/><text:span text:style-name="T17">2</text:span><text:span text:style-name="T14">. </text:span>МОТИВАЦІЯ ТА СТИМУЛЮВАННЯ НАВЧАЛЬНОЇ ДІЯЛЬНОСТІ СТУДЕНТІВ<text:span text:style-name="T47">.</text:span></text:p>
      <text:p text:style-name="P27"><text:span text:style-name="T34"><text:tab/></text:span><text:span text:style-name="T35">(Студентам повідомля</text:span><text:span text:style-name="T36">ю</text:span><text:span text:style-name="T35">ться тема </text:span><text:span text:style-name="T36">та мета </text:span><text:span text:style-name="T35">лабораторної роботи).</text:span></text:p>
      <text:p text:style-name="P29"><text:span text:style-name="T35"><text:tab/></text:span><text:span text:style-name="T36">Для інженера-розробника проектування конкретної системи відповідно до заданих вимог є, по суті, основним видом діяльності. В залежності від розмірів проекту та команди розробників, на проектувальника також можуть покладатися завдання, що стосуються збору та/чи уточнення вимог. Крім того, як показує практика, незалежно від проекту та команди, безпосередня комунікація із замовником з приводу уточнення функціональних вимог є неминучим явищем. </text:span></text:p>
      <text:p text:style-name="P29"><text:span text:style-name="T36"><text:tab/>На великих проектах з міркувань оптимізації робочого процесу уточненням та узгодженням вимог займаються бізнес-аналітики та інші посередники між безпосередніми розробниками та замовниками. Проте при розробці малих систем ці завдання, часто, виконують самі розробники.</text:span></text:p>
      <text:p text:style-name="P29"><text:span text:style-name="T36"><text:tab/>Під час виконання цієї лабораторної роботи ви маєте можливість спробувати практично застосувати свої знання про організацію процесів проектування програмних продуктів на прикладі ваших невеликих проектів. Це також допоможе вам краще зрозуміти розглянуті моделі життєвого циклу ПЗ і стане хорошим досвідом, який неодмінно знадобиться при роботі за фахом.</text:span></text:p>
      <text:p text:style-name="P28"><text:span text:style-name="T36"><text:tab/>(Далі студентам повідомляють план заняття).</text:span></text:p>
      <text:p text:style-name="P28"><text:span text:style-name="T36"><text:tab/></text:span><text:span text:style-name="T30">Студенти працюють в групах над розробкою програми відповідно до технічного завдання. В разі виникнення потреби проводиться уточнення вимог і корегування технічної документації. </text:span></text:p>
      <text:p text:style-name="P28"><text:span text:style-name="T30"/></text:p>
      <text:p text:style-name="P49"><text:span text:style-name="T51">3.</text:span> ОБГОВОРЕННЯ НАВЧАЛЬНИХ ПИТАНЬ<text:span text:style-name="T48">.</text:span></text:p>
      <text:p text:style-name="P45"><text:span text:style-name="T14"><text:tab/></text:span><text:span text:style-name="T16">Впродовж заняття студенти працюють над розробкою програмної системи відповідно до вимог, зазначених в технічному завданні. </text:span></text:p>
      <text:p text:style-name="P45"><text:span text:style-name="T16"><text:tab/>У разі виникнення запитань щото технічних засобів викладач проводить консультацію індивідуально. </text:span></text:p>
      <text:p text:style-name="P46"><text:soft-page-break/><text:span text:style-name="T16"><text:tab/>Викладач почергово підходить до кожного студента і перевіряє відповідність <text:s/>результатів озробки поставленим вимогам, дає поради щодо необхідного узгодження вимог та детальнішого документування функціональних можливостей системи, що проектується. </text:span></text:p>
      <text:p text:style-name="P46"><text:span text:style-name="T16"><text:tab/>Для кращої наочності та розуміння студентам наводять приклади ситуацій з реальних проектів, які ілюструють необхідність комунікації між членами команди, в тому числі, між замовниками та розробниками, а також важливість оформлення детальної документації.</text:span></text:p>
      <text:p text:style-name="P44"><text:span text:style-name="T25"><text:tab/>(Тут коротко згадується про існування, так званих, гнучких методологій розробки ПЗ, які регламентують вищезгадані процеси. Це робиться з метою зацікавити студентів у поглибленому вивченні теми ти самостійному опрацюванню додаткових джерел.)</text:span></text:p>
      <text:p text:style-name="P44"><text:span text:style-name="T25"/></text:p>
      <text:p text:style-name="P47"><text:span text:style-name="T51">4</text:span>. ПІДБИТТЯ ПІДСУМКІВ ЗАНЯТТЯ.</text:p>
      <text:p text:style-name="P37"><text:tab/>Проводиться оцінювання технічних завдань, які є результатом виконання попередньої лабораторної роботи, за умови, що ТЗ оформлені належним чином. В протилежному випадку, кожному студенту даються індивідуальні рекомендації для доопрацювання.</text:p>
      <text:p text:style-name="P36"><text:tab/>(Також робиться підсумок того,що вдалося зробити, студентам, які встигли впродовж заняття розробити систему, що повністю відповідає їхньому технічному завданню, виставляються додаткові заохочувальні бали).</text:p>
      <text:p text:style-name="P36"/>
      <text:p text:style-name="P38"><text:span text:style-name="T67">5</text:span>. ПОВІДОМЛЕННЯ ДОМАШНЬОГО ЗАВДАННЯ.</text:p>
      <text:p text:style-name="P37"><text:tab/>На домашнє завдання студентам залишається завершити розробку програми відповідно до індивідуальних технічних завдань(якщо це не було зроблено впродовж заняття) та оформити звіт про виконану робот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Times New Roman" svg:font-family="'Times New Roman'"/>
    <style:font-face style:name="TimesNewRomanPSMT" svg:font-family="TimesNewRomanPSMT" style:font-family-generic="roman"/>
    <style:font-face style:name="Aharoni" svg:font-family="Aharo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5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1" fo:font-size="14pt" style:font-size-asian="12.25pt" style:font-size-complex="14pt"/>
    </style:style>
    <style:page-layout style:name="Mpm1">
      <style:page-layout-properties fo:page-width="8.5in" fo:page-height="11in" style:num-format="1" style:print-orientation="portrait" fo:margin-top="0.7874in" fo:margin-bottom="0.212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6</text:page-number></text:span></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0:57:36.616000000</meta:creation-date>
    <dc:date>2015-02-26T03:34:53.431000000</dc:date>
    <meta:editing-duration>P2DT2H36M23S</meta:editing-duration>
    <meta:editing-cycles>52</meta:editing-cycles>
    <meta:generator>LibreOffice/4.2.6.3$Windows_x86 LibreOffice_project/3fd416d4c6db7d3204c17ce57a1d70f6e531ee21</meta:generator>
    <meta:document-statistic meta:table-count="0" meta:image-count="0" meta:object-count="0" meta:page-count="6" meta:paragraph-count="81" meta:word-count="900" meta:character-count="7378" meta:non-whitespace-character-count="6457"/>
  </office:meta>
</office:document-meta>
</file>